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药品速记本</text:p>
      <text:p text:style-name="Standard">药品帐目</text:p>
      <text:p text:style-name="Standard"><text:s text:c="7"/>药品入库：日期（默认当天） 品名 数量 单位 <text:s/>单价 <text:s/>有效期 总价（自动计算） 库位 (默认主库）</text:p>
      <text:p text:style-name="Standard"><text:s text:c="7"/>药品出库： 认领人，认领药品，有效期（先进先出） </text:p>
      <text:p text:style-name="Standard"><text:tab/>数据管理， 分为入库数据管理,包括：日期 ， 品名 ， 数量 ， 单位 ， 单价 ， 有效期 ， 总价（自动计算） ， 删除功能； 出库数据管理：包括认领人，认领药品，认领时间，认领数量 ，认领单位(不可修改以入库数据为准），删除数据</text:p>
      <text:p text:style-name="Standard">基本数据</text:p>
      <text:p text:style-name="Standard"><text:s text:c="7"/>员工目录： 部门，姓名，昵称，月入经费 ，期初金额</text:p>
      <text:p text:style-name="Standard"><text:s text:c="7"/>药品目录： 品名， 当前单价，单位 ，厂商名称</text:p>
      <text:p text:style-name="Standard"><text:s text:c="7"/>价格调整： 选中药品后调整其价格</text:p>
      <text:p text:style-name="Standard"><text:s text:c="7"/>经费调整： 调整员工的经费</text:p>
      <text:p text:style-name="Standard"><text:s text:c="7"/></text:p>
      <text:p text:style-name="Standard"><text:s text:c="7"/></text:p>
      <text:p text:style-name="Standard"><text:s text:c="7"/></text:p>
      <text:p text:style-name="Standard"><text:s text:c="7"/></text:p>
      <text:p text:style-name="Standard"><text:s text:c="7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13:26:44</meta:creation-date>
    <dc:date>2014-05-03T14:10:03</dc:date>
    <meta:editing-duration>PT11M49S</meta:editing-duration>
    <meta:editing-cycles>1</meta:editing-cycles>
    <meta:document-statistic meta:table-count="0" meta:image-count="0" meta:object-count="0" meta:page-count="1" meta:paragraph-count="15" meta:word-count="110" meta:character-count="360" meta:non-whitespace-character-count="246"/>
    <meta:generator>LibreOffice/3.5$Linux_X86_64 LibreOffice_project/350m1$Build-2</meta:generator>
  </office:meta>
</office:document-meta>
</file>